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1b63" officeooo:paragraph-rsid="00151b63"/>
    </style:style>
    <style:style style:name="P2" style:family="paragraph" style:parent-style-name="Text_20_body">
      <style:text-properties officeooo:paragraph-rsid="00151b63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P4" style:family="paragraph" style:parent-style-name="Heading_20_1">
      <style:text-properties officeooo:rsid="00151b63" officeooo:paragraph-rsid="00151b63"/>
    </style:style>
    <style:style style:name="P5" style:family="paragraph" style:parent-style-name="Header">
      <style:text-properties officeooo:rsid="00151b63" officeooo:paragraph-rsid="00151b63"/>
    </style:style>
    <style:style style:name="T1" style:family="text">
      <style:text-properties officeooo:rsid="00151b63"/>
    </style:style>
    <style:style style:name="T2" style:family="text">
      <style:text-properties fo:font-variant="normal" fo:text-transform="none" fo:color="#666666" style:font-name="Arial1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4" text:outline-level="1">Algoritmit ja tietorakenteet</text:h>
      <text:p text:style-name="P1">A* lyhyimpien reittien etsintään</text:p>
      <text:p text:style-name="P1">Jono, solmujen läpikäyntiin A*</text:p>
      <text:p text:style-name="P2"><text:span text:style-name="T1">Minimikeko, solmun valintaan A*</text:span></text:p>
      <text:h text:style-name="P4" text:outline-level="1">Ongelma / Ratkaisu</text:h>
      <text:p text:style-name="P2"><text:span text:style-name="T1">Pacman pelin haamujen tekoäly, pelissä on neljä haamua, ja kaikilla oma tekoälynsä. </text:span></text:p>
      <text:p text:style-name="P2"><text:span text:style-name="T1">Blinky </text:span>etsii lyhyintä reittiä siihen pisteeseen jossa Pacman parhaillaan on. </text:p>
      <text:p text:style-name="P2">Pinky etsii lyhyintä reittiä pisteeseen jossa Pacman voisi olla neljän askeleen päästä, HUOM! Kaikki askeleet samaan suuntaan, oli seinä välissä taikka ei.</text:p>
      <text:p text:style-name="P1">Inky etsii lyhyimmän reitin pisteeseen kaksi askelta Pacmanista eteenpäin ja suora Blinkystä tämän pisteen kautta. Suoran pituus = välimatka (Blinky, Pacman + kaksi askelta) * 2. Suoran toisessa päässä on piste, johon Inky suuntaa.</text:p>
      <text:p text:style-name="P1">Clyde taas etsii lyhyimmän reitin pisteeseen jossa Pacman on, jos etäisyys(Clyde, Pacman) &lt; 8. Muuten hakeutuu omalle kiertoradalleen vasempaan alakulmaan. Tähän pitää vielä kehittää jokin algoritmi, jotta Clyde kiertää kulmassa oikein.</text:p>
      <text:h text:style-name="Heading_20_1" text:outline-level="1">Syötteet</text:h>
      <text:p text:style-name="P1">A* saa syötteenä kartan, jossa mahdolliset seinät / muut esteet sekä kulkureitit merkattu. Sen lisäksi A* annetaan lähdön sekä maalin koordinaatit. Sekä suunta johon haamu liikkuu, koska haamut eivät voi vaihtaa suuntaa vastakkaiseen suuntaa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1b63" officeooo:paragraph-rsid="00151b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ralabra<text:tab/>Määrittelydokumentti<text:tab/>22.12.2013</text:p>
        <text:p text:style-name="MP1">Pacman</text:p>
        <text:p text:style-name="MP1">Joni Salm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3:47:04.476000000</meta:creation-date>
    <dc:date>2013-12-22T23:59:41.050000000</dc:date>
    <meta:editing-duration>P0D</meta:editing-duration>
    <meta:editing-cycles>1</meta:editing-cycles>
    <meta:document-statistic meta:table-count="0" meta:image-count="0" meta:object-count="0" meta:page-count="1" meta:paragraph-count="15" meta:word-count="163" meta:character-count="1230" meta:non-whitespace-character-count="1230"/>
    <meta:generator>LibreOffice/4.1.3.2$Windows_x86 LibreOffice_project/70feb7d99726f064edab4605a8ab840c50ec57a</meta:generator>
  </office:meta>
</office:document-meta>
</file>